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2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3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4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6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4">
      <style:paragraph-properties fo:margin-left="1.5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1">
      <style:paragraph-properties fo:margin-left="1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1">
      <style:paragraph-properties fo:margin-left="2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32" style:family="paragraph" style:parent-style-name="Heading_20_2" style:master-page-name="Standard">
      <style:paragraph-properties fo:margin-top="0.25in" fo:margin-bottom="0.0555in" loext:contextual-spacing="false" fo:line-height="100%" fo:keep-together="auto" style:page-number="1" fo:keep-with-next="auto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3pt" fo:font-weight="bold" style:font-size-asian="13pt" style:font-weight-asian="bold" style:font-size-complex="13pt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3pg355cv7gv4"/><text:span text:style-name="T1">Module: “Shield Up” Online Safety &amp; Privacy</text:span></text:p>
      <text:p text:style-name="P1"><text:span text:style-name="T2">Total: 1½-2 hrs</text:span></text:p>
      <text:p text:style-name="P31"><text:bookmark text:name="_u12e5skm0xdl"/><text:span text:style-name="T3">1. Warm‑Up: “What Would You Do?” (15 min)</text:span></text:p>
      <text:list xml:id="list4179593856" text:style-name="WWNum2">
        <text:list-item>
          <text:p text:style-name="P2"><text:span text:style-name="T4">Objective:</text:span> Ground abstract risks in everyday choices.<text:line-break/></text:p>
        </text:list-item>
        <text:list-item>
          <text:p text:style-name="P8"><text:span text:style-name="T4">Activity:<text:line-break/></text:span></text:p>
          <text:list>
            <text:list-item>
              <text:p text:style-name="P18">Read aloud scenarios in plain language:<text:line-break/></text:p>
              <text:list>
                <text:list-item>
                  <text:p text:style-name="P23">“You get an email that says your bank account is locked-click this link to ‘fix’ it.”<text:line-break/></text:p>
                </text:list-item>
                <text:list-item>
                  <text:p text:style-name="P23">“An app you love wants to read your contacts. ‘Allow’ or ‘Deny’?”<text:line-break/></text:p>
                </text:list-item>
              </text:list>
            </text:list-item>
            <text:list-item>
              <text:p text:style-name="P18">Students call out “Allow” or “Deny” and say why.<text:line-break/></text:p>
            </text:list-item>
          </text:list>
        </text:list-item>
        <text:list-item>
          <text:p text:style-name="P14"><text:span text:style-name="T4">Takeaway:</text:span> Every click is a choice-some choices share data, others protect you.</text:p>
        </text:list-item>
      </text:list>
      <text:p text:style-name="P31"><text:bookmark text:name="_17xvyhlhc7y8"/><text:span text:style-name="T3">2. Locking Down Your Accounts (40 min)</text:span></text:p>
      <text:list xml:id="list335679926" text:style-name="WWNum3">
        <text:list-item>
          <text:p text:style-name="P3"><text:span text:style-name="T4">Objective:</text:span> Show, step‑by‑step, how to tighten settings on a real social app.<text:line-break/></text:p>
        </text:list-item>
        <text:list-item>
          <text:p text:style-name="P9"><text:span text:style-name="T4">Materials:</text:span> A dummy Facebook (or similar) account that you project on screen or share via live demo.<text:line-break/></text:p>
        </text:list-item>
        <text:list-item>
          <text:p text:style-name="P9"><text:span text:style-name="T4">Activity Steps:<text:line-break/></text:span></text:p>
          <text:list>
            <text:list-item>
              <text:p text:style-name="P19"><text:span text:style-name="T4">Finding Settings:<text:line-break/></text:span></text:p>
              <text:list>
                <text:list-item>
                  <text:p text:style-name="P24">Point to the “menu” icon, then “Settings &amp; Privacy.”<text:line-break/></text:p>
                </text:list-item>
                <text:list-item>
                  <text:p text:style-name="P24">Ask: “Can you see a gear icon? Click that.”<text:line-break/></text:p>
                </text:list-item>
              </text:list>
            </text:list-item>
            <text:list-item>
              <text:p text:style-name="P19"><text:span text:style-name="T4">Privacy Basics (20 min):<text:line-break/></text:span></text:p>
              <text:list>
                <text:list-item>
                  <text:p text:style-name="P24"><text:span text:style-name="T4">Profile Visibility:</text:span> “Who can see your posts? Change from ‘Public’ to ‘Friends.’”<text:line-break/></text:p>
                </text:list-item>
                <text:list-item>
                  <text:p text:style-name="P24"><text:span text:style-name="T4">Contact Info:</text:span> “Remove your phone number/email so strangers can’t find you.”<text:line-break/></text:p>
                </text:list-item>
                <text:list-item>
                  <text:p text:style-name="P24"><text:span text:style-name="T4">App Permissions:</text:span> “Which apps can read your contacts, camera, location? Turn off any you don’t need.”<text:line-break/></text:p>
                </text:list-item>
              </text:list>
            </text:list-item>
            <text:list-item>
              <text:p text:style-name="P19"><text:span text:style-name="T4">Practice (20 min):<text:line-break/></text:span></text:p>
              <text:list>
                <text:list-item>
                  <text:p text:style-name="P24">In pairs, students pick one setting at a time and change it on their own device or in the demo.<text:line-break/></text:p>
                </text:list-item>
                <text:list-item>
                  <text:p text:style-name="P24">Instructor circulates: “Great-now try revoking location access from the app.”<text:line-break/></text:p>
                </text:list-item>
              </text:list>
            </text:list-item>
          </text:list>
        </text:list-item>
        <text:list-item>
          <text:p text:style-name="P15"><text:span text:style-name="T4">Key Message:</text:span> You’re in control-every setting is a dial you can turn to “private.”</text:p>
        </text:list-item>
      </text:list>
      <text:p text:style-name="P31"><text:bookmark text:name="_2e528npql65w"/><text:soft-page-break/><text:span text:style-name="T3">3. Password Power &amp; Two‑Step Safety (30 min)</text:span></text:p>
      <text:list xml:id="list3513930099" text:style-name="WWNum4">
        <text:list-item>
          <text:p text:style-name="P4"><text:span text:style-name="T4">Objective:</text:span> Teach easy, memorable ways to make passwords strong-and why extra steps matter.<text:line-break/></text:p>
        </text:list-item>
        <text:list-item>
          <text:p text:style-name="P10"><text:span text:style-name="T4">Activity Steps:<text:line-break/></text:span></text:p>
          <text:list>
            <text:list-item>
              <text:p text:style-name="P20"><text:span text:style-name="T4">What Makes a Good Password?<text:line-break/></text:span></text:p>
              <text:list>
                <text:list-item>
                  <text:p text:style-name="P25">Use a simple phrase: “BlueDogCoffeeMug!” rather than “12345”<text:line-break/></text:p>
                </text:list-item>
                <text:list-item>
                  <text:p text:style-name="P25">Show how length beats complexity: 4‑5 words is stronger than symbols.<text:line-break/></text:p>
                </text:list-item>
              </text:list>
            </text:list-item>
            <text:list-item>
              <text:p text:style-name="P20"><text:span text:style-name="T4">Hands‑On Practice (15 min):<text:line-break/></text:span></text:p>
              <text:list>
                <text:list-item>
                  <text:p text:style-name="P25">Have everyone write down a phrase‑based password.<text:line-break/></text:p>
                </text:list-item>
                <text:list-item>
                  <text:p text:style-name="P25">Coach them to swap one word (“GreenDogCoffeeMug?”) so it’s unique.<text:line-break/></text:p>
                </text:list-item>
              </text:list>
            </text:list-item>
            <text:list-item>
              <text:p text:style-name="P20"><text:span text:style-name="T4">Two‑Step Verification (2SV):<text:line-break/></text:span></text:p>
              <text:list>
                <text:list-item>
                  <text:p text:style-name="P25">Explain in plain terms: “A code sent to your phone after you type your password.”<text:line-break/></text:p>
                </text:list-item>
                <text:list-item>
                  <text:p text:style-name="P25"><text:span text:style-name="T4">Demo:</text:span> Walk through enabling 2SV on the same social app: click “Security,” choose “Text message,” enter code.<text:line-break/></text:p>
                </text:list-item>
                <text:list-item>
                  <text:p text:style-name="P28">Emphasize: “Even if someone guesses your password, they can’t get in without your phone.”</text:p>
                </text:list-item>
              </text:list>
            </text:list-item>
          </text:list>
        </text:list-item>
      </text:list>
      <text:p text:style-name="P31"><text:bookmark text:name="_86qtv61v1mrv"/><text:span text:style-name="T3">4. Spotting Fake Messages (Phishing 101) (25 min)</text:span></text:p>
      <text:list xml:id="list1360524741" text:style-name="WWNum6">
        <text:list-item>
          <text:p text:style-name="P5"><text:span text:style-name="T4">Objective:</text:span> Give them simple red flags to see through scams.<text:line-break/></text:p>
        </text:list-item>
        <text:list-item>
          <text:p text:style-name="P11"><text:span text:style-name="T4">Materials:</text:span> Printed or projected real vs. fake messages-no technical jargon, just plain English.<text:line-break/></text:p>
        </text:list-item>
        <text:list-item>
          <text:p text:style-name="P11"><text:span text:style-name="T4">Activity Steps:<text:line-break/></text:span></text:p>
          <text:list>
            <text:list-item>
              <text:p text:style-name="P21"><text:span text:style-name="T4">Red Flag Drill (10 min):<text:line-break/></text:span></text:p>
              <text:list>
                <text:list-item>
                  <text:p text:style-name="P26">Show 3 examples on screen: one legit friend request, one “Your account is closed” scam, one weird “You won $2000!” spam.<text:line-break/></text:p>
                </text:list-item>
                <text:list-item>
                  <text:p text:style-name="P26">Ask: “What looks wrong?” Guide them to spot typos, unknown links, urgent tone.<text:line-break/></text:p>
                </text:list-item>
              </text:list>
            </text:list-item>
            <text:list-item>
              <text:p text:style-name="P21"><text:span text:style-name="T4">Group Exercise (15 min):<text:line-break/></text:span></text:p>
              <text:list>
                <text:list-item>
                  <text:p text:style-name="P26">In small groups, hand out 4–5 printed messages.<text:line-break/></text:p>
                </text:list-item>
                <text:list-item>
                  <text:p text:style-name="P26">Students circle suspicious lines (e.g., “Click here now!”) and classify as “Safe” or “Scam.”<text:line-break/></text:p>
                </text:list-item>
                <text:list-item>
                  <text:p text:style-name="P26">Debrief: Go over each example and the “why” behind safe vs. scam.<text:line-break/></text:p>
                </text:list-item>
              </text:list>
            </text:list-item>
          </text:list>
        </text:list-item>
        <text:list-item>
          <text:p text:style-name="P16"><text:span text:style-name="T4">Takeaway:</text:span> Trust your gut-if it looks fishy, it probably is.</text:p>
        </text:list-item>
      </text:list>
      <text:p text:style-name="P31"><text:bookmark text:name="_3dawlv1neqnz"/><text:span text:style-name="T3">5. Personal Action Plan &amp; Quick Homework (10 min)</text:span></text:p>
      <text:list xml:id="list2751231962" text:style-name="WWNum1">
        <text:list-item>
          <text:p text:style-name="P6"><text:soft-page-break/><text:span text:style-name="T4">Objective:</text:span> Turn learning into simple, real‑world habits.<text:line-break/></text:p>
        </text:list-item>
        <text:list-item>
          <text:p text:style-name="P12"><text:span text:style-name="T4">Activity Steps:<text:line-break/></text:span></text:p>
          <text:list>
            <text:list-item>
              <text:p text:style-name="P22"><text:span text:style-name="T4">Action Plan Worksheet:<text:line-break/></text:span></text:p>
              <text:list>
                <text:list-item>
                  <text:p text:style-name="P27"><text:span text:style-name="T4">Three “I will…” statements</text:span>, e.g.:<text:line-break/></text:p>
                  <text:list>
                    <text:list-item>
                      <text:p text:style-name="P30">“I will change my Facebook posts to Friends‑only.”<text:line-break/></text:p>
                    </text:list-item>
                    <text:list-item>
                      <text:p text:style-name="P30">“I will create a 4‑word phrase password tonight.”<text:line-break/></text:p>
                    </text:list-item>
                    <text:list-item>
                      <text:p text:style-name="P30">“I will turn on 2SV for my email by tomorrow.”<text:line-break/></text:p>
                    </text:list-item>
                  </text:list>
                </text:list-item>
              </text:list>
            </text:list-item>
            <text:list-item>
              <text:p text:style-name="P22"><text:span text:style-name="T4">Share &amp; Commit:<text:line-break/></text:span></text:p>
              <text:list>
                <text:list-item>
                  <text:p text:style-name="P27">In pairs, read your statements out loud and offer encouragement.<text:line-break/></text:p>
                </text:list-item>
              </text:list>
            </text:list-item>
            <text:list-item>
              <text:p text:style-name="P22"><text:span text:style-name="T4">Homework (30 min total):<text:line-break/></text:span></text:p>
              <text:list>
                <text:list-item>
                  <text:p text:style-name="P27"><text:span text:style-name="T4">Lockdown Task:</text:span> Change one setting on any app (e.g., privacy, permissions).<text:line-break/></text:p>
                </text:list-item>
                <text:list-item>
                  <text:p text:style-name="P27"><text:span text:style-name="T4">Password Task:</text:span> Write down your new phrase‑password on paper and keep it safe.<text:line-break/></text:p>
                </text:list-item>
                <text:list-item>
                  <text:p text:style-name="P29"><text:span text:style-name="T4">Phishing Task:</text:span> Forward one doubtful email you get this week to a friend or mentor, and explain why it might be a scam.<text:line-break/></text:p>
                </text:list-item>
              </text:list>
            </text:list-item>
          </text:list>
        </text:list-item>
      </text:list>
      <text:p text:style-name="P1"><text:span text:style-name="T4">Summary:</text:span></text:p>
      <text:list xml:id="list1397471768" text:style-name="WWNum5">
        <text:list-item>
          <text:p text:style-name="P7">Every click or tap shares something; choose wisely.<text:line-break/></text:p>
        </text:list-item>
        <text:list-item>
          <text:p text:style-name="P13">You control your privacy dials. Practice changing settings.<text:line-break/></text:p>
        </text:list-item>
        <text:list-item>
          <text:p text:style-name="P13">Stronger passwords are easy. Utilize long phrases, not weird symbols.<text:line-break/></text:p>
        </text:list-item>
        <text:list-item>
          <text:p text:style-name="P13">Two steps (password + phone) lock out strangers.<text:line-break/></text:p>
        </text:list-item>
        <text:list-item>
          <text:p text:style-name="P13">Scams look urgent or too good to be true. When in doubt, pause and ask.<text:line-break/></text:p>
        </text:list-item>
        <text:list-item>
          <text:p text:style-name="P17">Don’t be afraid to break things. That’s when we can learn the most!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47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71" meta:word-count="711" meta:character-count="4054" meta:non-whitespace-character-count="3422"/>
    <meta:generator>LibreOfficeDev/6.0.5.2$Linux_X86_64 LibreOffice_project/</meta:generator>
  </office:meta>
</office:document-meta>
</file>